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14.02mm"/>
    </style:style>
    <style:style style:name="co3" style:family="table-column">
      <style:table-column-properties fo:break-before="auto" style:column-width="71.26mm"/>
    </style:style>
    <style:style style:name="co4" style:family="table-column">
      <style:table-column-properties fo:break-before="auto" style:column-width="62.62mm"/>
    </style:style>
    <style:style style:name="co5" style:family="table-column">
      <style:table-column-properties fo:break-before="auto" style:column-width="74.67mm"/>
    </style:style>
    <style:style style:name="co6" style:family="table-column">
      <style:table-column-properties fo:break-before="auto" style:column-width="87.12mm"/>
    </style:style>
    <style:style style:name="co7" style:family="table-column">
      <style:table-column-properties fo:break-before="auto" style:column-width="69.0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7.78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4.87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 style:writing-mode="page"/>
      <style:text-properties style:font-name="Comfortaa Medium1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1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 style:writing-mode="page"/>
      <style:text-properties style:font-name="Comfortaa Medium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mfortaa Medium1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1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1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a Medium1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1"/>
    </style:style>
    <style:style style:name="ce51" style:family="table-cell" style:parent-style-name="Default">
      <style:text-properties style:font-name="Comfortaa Medium1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a Medium1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m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Comfortaa Medium1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mfortaa Medium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1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Comfortaa Medium1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prung Animation Cooldown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all Animation eingefügt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initeBackground Fix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 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ound eingefügt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 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Ui und Menu angeschaut</text:p>
          </table:table-cell>
          <table:table-cell table:style-name="ce39" office:value-type="date" office:date-value="2021-05-03" calcext:value-type="date">
            <text:p>03.05.2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layer Zerstörung nach Kollision</text:p>
          </table:table-cell>
          <table:table-cell table:style-name="ce83" office:value-type="date" office:date-value="2021-04-26" calcext:value-type="date">
            <text:p>26.04.21</text:p>
          </table:table-cell>
          <table:table-cell table:style-name="ce112" office:value-type="float" office:value="8" calcext:value-type="float">
            <text:p>8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Character Select angefangen</text:p>
          </table:table-cell>
          <table:table-cell table:style-name="ce83" office:value-type="date" office:date-value="2021-05-04" calcext:value-type="date">
            <text:p>04.05.21</text:p>
          </table:table-cell>
          <table:table-cell table:style-name="ce112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ormiert über Unity Partikel System</text:p>
          </table:table-cell>
          <table:table-cell table:style-name="ce83" office:value-type="date" office:date-value="2021-04-27" calcext:value-type="date">
            <text:p>27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Character Select fast fertig</text:p>
          </table:table-cell>
          <table:table-cell table:style-name="ce83" office:value-type="date" office:date-value="2021-05-05" calcext:value-type="date">
            <text:p>05.05.21</text:p>
          </table:table-cell>
          <table:table-cell table:style-name="ce112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Erstellung und Konfiguration von Partikeln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artikel hinzugefügt</text:p>
          </table:table-cell>
          <table:table-cell table:style-name="ce83" office:value-type="date" office:date-value="2021-04-30" calcext:value-type="date">
            <text:p>30.04.21</text:p>
          </table:table-cell>
          <table:table-cell table:style-name="ce113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informiert übe Unity Buttons</text:p>
          </table:table-cell>
          <table:table-cell table:style-name="ce84" office:value-type="date" office:date-value="2021-05-03" calcext:value-type="date">
            <text:p>03.05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 office:value-type="date" office:date-value="2021-05-04" calcext:value-type="date">
            <text:p>04.05.21</text:p>
          </table:table-cell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 office:value-type="date" office:date-value="2021-05-05" calcext:value-type="date">
            <text:p>05.05.21</text:p>
          </table:table-cell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Selecter Implementiert</text:p>
          </table:table-cell>
          <table:table-cell table:style-name="ce84" office:value-type="date" office:date-value="2021-05-06" calcext:value-type="date">
            <text:p>06.05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 office:value-type="date" office:date-value="2021-05-07" calcext:value-type="date">
            <text:p>07.05.21</text:p>
          </table:table-cell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126" office:value-type="string" calcext:value-type="string">
            <text:p>Char Design (cube 5) angefangen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 fertig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angefangen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weitermach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6) fertig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beispiele angucken</text:p>
          </table:table-cell>
          <table:table-cell table:style-name="ce134" office:value-type="date" office:date-value="2021-04-22" calcext:value-type="date">
            <text:p>22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angefangen</text:p>
          </table:table-cell>
          <table:table-cell table:style-name="ce134" office:value-type="date" office:date-value="2021-04-23" calcext:value-type="date">
            <text:p>23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 (versuch)</text:p>
          </table:table-cell>
          <table:table-cell table:style-name="ce134" office:value-type="date" office:date-value="2021-04-26" calcext:value-type="date">
            <text:p>26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fertig</text:p>
          </table:table-cell>
          <table:table-cell table:style-name="ce134" office:value-type="date" office:date-value="2021-04-27" calcext:value-type="date">
            <text:p>27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26" office:value-type="string" calcext:value-type="string">
            <text:p>Char Design (cube_8) angefangen</text:p>
          </table:table-cell>
          <table:table-cell table:style-name="ce40" office:value-type="date" office:date-value="2021-04-28" calcext:value-type="date">
            <text:p>28.04.21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Background Map fix</text:p>
          </table:table-cell>
          <table:table-cell table:style-name="ce40" office:value-type="date" office:date-value="2021-04-29" calcext:value-type="date">
            <text:p>29.04.21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Char Design (cube_8) fertig</text:p>
          </table:table-cell>
          <table:table-cell table:style-name="ce40" office:value-type="date" office:date-value="2021-04-30" calcext:value-type="date">
            <text:p>30.04.21</text:p>
          </table:table-cell>
          <table:table-cell table:style-name="ce8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Texturen lernen</text:p>
          </table:table-cell>
          <table:table-cell table:style-name="ce134" office:value-type="date" office:date-value="2021-05-03" calcext:value-type="date">
            <text:p>03.05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Texturen erstellt = Blöcke, Rechtecke</text:p>
          </table:table-cell>
          <table:table-cell table:style-name="ce134" office:value-type="date" office:date-value="2021-05-04" calcext:value-type="date">
            <text:p>04.05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weitere Texturen erstellt</text:p>
          </table:table-cell>
          <table:table-cell table:style-name="ce134" office:value-type="date" office:date-value="2021-05-05" calcext:value-type="date">
            <text:p>05.05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115" calcext:value-type="float">
            <text:p>115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50" calcext:value-type="float">
            <text:p>50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34" calcext:value-type="float">
            <text:p>34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1mm" fo:margin-bottom="19.1mm" fo:margin-left="17.8mm" fo:margin-right="17.8mm"/>
      <style:header-style>
        <style:header-footer-properties fo:min-height="7.62mm"/>
      </style:header-style>
      <style:footer-style>
        <style:header-footer-properties fo:min-height="7.62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.00.0000</text:date>, <text:time style:data-style-name="N2" text:time-value="09:20:45.26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/>
    <meta:creation-date/>
    <meta:editing-cycles>39</meta:editing-cycles>
    <meta:editing-duration>PT2H53M18S</meta:editing-duration>
    <dc:date>2021-05-06T09:22:25.560000000</dc:date>
    <meta:document-statistic meta:table-count="1" meta:cell-count="738" meta:object-count="0"/>
  </office:meta>
</office:document-meta>
</file>